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7f62e" officeooo:paragraph-rsid="0017f62e" style:font-size-asian="14pt" style:font-size-complex="14pt"/>
    </style:style>
    <style:style style:name="P2" style:family="paragraph" style:parent-style-name="Standard">
      <style:text-properties fo:font-size="14pt" officeooo:rsid="0019bb4c" officeooo:paragraph-rsid="0019bb4c" style:font-size-asian="14pt" style:font-size-complex="14pt"/>
    </style:style>
    <style:style style:name="P3" style:family="paragraph" style:parent-style-name="Standard">
      <style:text-properties fo:font-size="14pt" officeooo:rsid="0019e3ee" officeooo:paragraph-rsid="0019e3ee" style:font-size-asian="14pt" style:font-size-complex="14pt"/>
    </style:style>
    <style:style style:name="P4" style:family="paragraph" style:parent-style-name="Standard">
      <style:text-properties fo:font-size="14pt" officeooo:rsid="0019e3ee" officeooo:paragraph-rsid="001a0571" style:font-size-asian="14pt" style:font-size-complex="14pt"/>
    </style:style>
    <style:style style:name="P5" style:family="paragraph" style:parent-style-name="Standard">
      <style:text-properties fo:font-size="14pt" officeooo:rsid="001a0571" officeooo:paragraph-rsid="001a0571" style:font-size-asian="14pt" style:font-size-complex="14pt"/>
    </style:style>
    <style:style style:name="P6" style:family="paragraph" style:parent-style-name="Standard">
      <style:text-properties fo:font-size="14pt" officeooo:rsid="001a85b1" officeooo:paragraph-rsid="001a85b1" style:font-size-asian="14pt" style:font-size-complex="14pt"/>
    </style:style>
    <style:style style:name="P7" style:family="paragraph" style:parent-style-name="Standard">
      <style:text-properties fo:font-size="14pt" officeooo:rsid="001b42f1" officeooo:paragraph-rsid="001b42f1" style:font-size-asian="14pt" style:font-size-complex="14pt"/>
    </style:style>
    <style:style style:name="P8" style:family="paragraph" style:parent-style-name="Standard">
      <style:text-properties fo:font-size="14pt" officeooo:rsid="001cd206" officeooo:paragraph-rsid="001cd206" style:font-size-asian="14pt" style:font-size-complex="14pt"/>
    </style:style>
    <style:style style:name="P9" style:family="paragraph" style:parent-style-name="Standard">
      <style:text-properties fo:font-size="14pt" officeooo:rsid="001d7824" officeooo:paragraph-rsid="001d7824" style:font-size-asian="14pt" style:font-size-complex="14pt"/>
    </style:style>
    <style:style style:name="P10" style:family="paragraph" style:parent-style-name="Standard">
      <style:text-properties fo:font-size="14pt" officeooo:rsid="001dd718" officeooo:paragraph-rsid="001dd718" style:font-size-asian="14pt" style:font-size-complex="14pt"/>
    </style:style>
    <style:style style:name="P11" style:family="paragraph" style:parent-style-name="Standard">
      <style:text-properties fo:font-size="14pt" officeooo:rsid="001f78d6" officeooo:paragraph-rsid="001f78d6" style:font-size-asian="14pt" style:font-size-complex="14pt"/>
    </style:style>
    <style:style style:name="P12" style:family="paragraph" style:parent-style-name="Standard">
      <style:text-properties fo:font-size="14pt" officeooo:rsid="001f78d6" officeooo:paragraph-rsid="0020a738" style:font-size-asian="14pt" style:font-size-complex="14pt"/>
    </style:style>
    <style:style style:name="P13" style:family="paragraph" style:parent-style-name="Standard">
      <style:text-properties fo:font-size="14pt" officeooo:rsid="0020a738" officeooo:paragraph-rsid="0020a738" style:font-size-asian="14pt" style:font-size-complex="14pt"/>
    </style:style>
    <style:style style:name="P14" style:family="paragraph" style:parent-style-name="Standard">
      <style:text-properties fo:font-size="14pt" officeooo:rsid="0020b93d" officeooo:paragraph-rsid="0020b93d" style:font-size-asian="14pt" style:font-size-complex="14pt"/>
    </style:style>
    <style:style style:name="P15" style:family="paragraph" style:parent-style-name="Standard">
      <style:text-properties fo:font-size="14pt" officeooo:rsid="00216ca7" officeooo:paragraph-rsid="00216ca7" style:font-size-asian="14pt" style:font-size-complex="14pt"/>
    </style:style>
    <style:style style:name="P16" style:family="paragraph" style:parent-style-name="Standard">
      <style:text-properties fo:font-size="14pt" officeooo:rsid="00230015" officeooo:paragraph-rsid="00230015" style:font-size-asian="14pt" style:font-size-complex="14pt"/>
    </style:style>
    <style:style style:name="P17" style:family="paragraph" style:parent-style-name="Standard">
      <style:text-properties fo:font-size="14pt" officeooo:rsid="0024c188" officeooo:paragraph-rsid="0024c188" style:font-size-asian="14pt" style:font-size-complex="14pt"/>
    </style:style>
    <style:style style:name="P18" style:family="paragraph" style:parent-style-name="Standard">
      <style:text-properties fo:color="#ce181e" fo:font-size="14pt" fo:font-weight="bold" officeooo:rsid="0024c188" officeooo:paragraph-rsid="0024c188" style:font-size-asian="14pt" style:font-weight-asian="bold" style:font-size-complex="14pt" style:font-weight-complex="bold"/>
    </style:style>
    <style:style style:name="T1" style:family="text">
      <style:text-properties officeooo:rsid="0019e3ee"/>
    </style:style>
    <style:style style:name="T2" style:family="text">
      <style:text-properties officeooo:rsid="001a0571"/>
    </style:style>
    <style:style style:name="T3" style:family="text">
      <style:text-properties officeooo:rsid="001a85b1"/>
    </style:style>
    <style:style style:name="T4" style:family="text">
      <style:text-properties officeooo:rsid="001b42f1"/>
    </style:style>
    <style:style style:name="T5" style:family="text">
      <style:text-properties officeooo:rsid="001d7824"/>
    </style:style>
    <style:style style:name="T6" style:family="text">
      <style:text-properties officeooo:rsid="001dd718"/>
    </style:style>
    <style:style style:name="T7" style:family="text">
      <style:text-properties officeooo:rsid="001f78d6"/>
    </style:style>
    <style:style style:name="T8" style:family="text">
      <style:text-properties officeooo:rsid="0020a738"/>
    </style:style>
    <style:style style:name="T9" style:family="text">
      <style:text-properties officeooo:rsid="0020b93d"/>
    </style:style>
    <style:style style:name="T10" style:family="text">
      <style:text-properties officeooo:rsid="00216ca7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9bb4c" style:font-weight-asian="bold" style:font-weight-complex="bold"/>
    </style:style>
    <style:style style:name="T13" style:family="text">
      <style:text-properties officeooo:rsid="0024c18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Прислать ДО 10 февраля</text:p>
      <text:p text:style-name="P1">Задание №1. <text:span text:style-name="T12">Нарисовать скрины (5 или больше).</text:span></text:p>
      <text:p text:style-name="P2">- чем проще, тем лучше</text:p>
      <text:p text:style-name="P2">- можно нарисовать их так, как видите вы, необязательно следовать точь-в-точь тому, что предлагаю я.</text:p>
      <text:p text:style-name="P2">- имейте в виду, что для бизнес-плана нужно будет нарисовать больше скринов, потому что там нужно будет пошагово расписывать <text:span text:style-name="T1">приложение</text:span> и иллюстри<text:span text:style-name="T1">ровать.</text:span></text:p>
      <text:p text:style-name="P2">- <text:span text:style-name="T10">все надписи будут на английском</text:span></text:p>
      <text:p text:style-name="P2">- <text:span text:style-name="T13">рисуйте в любой программе или от руки.</text:span></text:p>
      <text:p text:style-name="P2"/>
      <text:p text:style-name="P3">Скрин 1</text:p>
      <text:p text:style-name="P3">Ввести имя (Аня)</text:p>
      <text:p text:style-name="P3">Выбрать время, в которое удобно получать задание (15.00-19.00)</text:p>
      <text:p text:style-name="P3"/>
      <text:p text:style-name="P7">I am … (Anya)</text:p>
      <text:p text:style-name="P7">The best time <text:span text:style-name="T6">for test </text:span>is … (15-19)</text:p>
      <text:p text:style-name="P7"/>
      <text:p text:style-name="P3">Скрин 2</text:p>
      <text:p text:style-name="P3">Выбрать талисман (Кот, енот, хаски, летучая мышь)</text:p>
      <text:p text:style-name="P9">Кто будет поддерживать ваш дух <text:span text:style-name="T6">и дарить вам радость? (…)</text:span></text:p>
      <text:p text:style-name="P9"/>
      <text:p text:style-name="P5"><text:span text:style-name="T3">Your mascot is gonna be … (Yay, Lopa, Eddg, Queeny)</text:span></text:p>
      <text:p text:style-name="P6">Who will be your warm company in <text:span text:style-name="T4">a moment of glory or otherwise?</text:span></text:p>
      <text:p text:style-name="P6"/>
      <text:p text:style-name="P5">Скрин 3</text:p>
      <text:p text:style-name="P4">Вы хотите пройти тест сейчас или <text:span text:style-name="T2">любите ощущение внезапности? (Да, Получить позже)</text:span></text:p>
      <text:p text:style-name="P4"/>
      <text:p text:style-name="P8">Wanna test the waters? <text:span text:style-name="T5">(now — later)</text:span></text:p>
      <text:p text:style-name="P8"/>
      <text:p text:style-name="P10">Скрин 4</text:p>
      <text:p text:style-name="P10">Тестовое задание</text:p>
      <text:p text:style-name="P11">Вверху иконка талисмана и значок эмодзи типа «помолимся» или «я держу за тебя кулачки»</text:p>
      <text:p text:style-name="P11">Ниже сам тест</text:p>
      <text:p text:style-name="P11"/>
      <text:p text:style-name="P10">Tes<text:span text:style-name="T7">t</text:span></text:p>
      <text:p text:style-name="P10"/>
      <text:p text:style-name="P10">Скрин 5</text:p>
      <text:p text:style-name="P11">Проверка</text:p>
      <text:p text:style-name="P11">Вверху иконка талисмана</text:p>
      <text:p text:style-name="P11">Ниже большими буквами <text:span text:style-name="T8">кнопка </text:span>ДА! И анимация фейерверка</text:p>
      <text:p text:style-name="P12"><text:span text:style-name="T8">После фейерверка появляется</text:span> <text:span text:style-name="T8">подсказка «нажмите ДА, чтобы получить баллы»</text:span></text:p>
      <text:p text:style-name="P12"/>
      <text:p text:style-name="P12"><text:soft-page-break/><text:span text:style-name="T9">Check</text:span></text:p>
      <text:p text:style-name="P15">Yessss!</text:p>
      <text:p text:style-name="P12"/>
      <text:p text:style-name="P13">Скрин 6</text:p>
      <text:p text:style-name="P13">Смотрим коротенькое видео или гифку или анимацию с талисманом</text:p>
      <text:p text:style-name="P13">Появляется надпись <text:span text:style-name="T9">Ваш рейтинг обновлен.</text:span></text:p>
      <text:p text:style-name="P14">Кнопка Смотреть рейтинг</text:p>
      <text:p text:style-name="P14"/>
      <text:p text:style-name="P17">Video</text:p>
      <text:p text:style-name="P15">The rating updated.</text:p>
      <text:p text:style-name="P15">Check the rating.</text:p>
      <text:p text:style-name="P11"/>
      <text:p text:style-name="P16">Задание №2. Учимся работать в App Inventor</text:p>
      <text:p text:style-name="P16"><text:a xlink:type="simple" xlink:href="http://appinventor.mit.edu/explore/front.html" text:style-name="Internet_20_link" text:visited-style-name="Visited_20_Internet_20_Link">http://appinventor.mit.edu/explore/front.html</text:a> </text:p>
      <text:p text:style-name="P16"/>
      <text:p text:style-name="P16">Смотрите уроки на Ютубе и учитесь работать в <text:span text:style-name="T11">своем</text:span> аккаунте.</text:p>
      <text:p text:style-name="P16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2T17:52:13.050813040</meta:creation-date>
    <dc:date>2018-02-02T18:35:37.640411660</dc:date>
    <meta:editing-duration>PT20S</meta:editing-duration>
    <meta:editing-cycles>1</meta:editing-cycles>
    <meta:document-statistic meta:table-count="0" meta:image-count="0" meta:object-count="0" meta:page-count="2" meta:paragraph-count="42" meta:word-count="245" meta:character-count="1522" meta:non-whitespace-character-count="1317"/>
    <meta:generator>LibreOffice/5.4.4.2$Linux_X86_64 LibreOffice_project/40m0$Build-2</meta:generator>
  </office:meta>
</office:document-meta>
</file>